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t man allerdings vergleichbare Skalen, z.B. in der Marktforschung eine Fragenbatterie mit Skala 1-5 (voll zutreffend ... überhaupt nicht zutreffend), so bevorzuge ich klar die Kovarianzmethode, damit eine Frage, in der große Unterschiede bestehen - viele 1en und 5en vorkommen - auch ein größeres Gewicht haben sollte als eine Frage, in der alle ähnlich antworten - fast nur 2en und 3en - z-Transformation würde hier die unterschiedliche Trennkraft der Fragen glattbügeln. Leider wird hier meist ohne Verstand die Standard-Methode Korrelationsmatrix angewandt.</text:p>
      <text:p text:style-name="Standard"/>
      <text:p text:style-name="Standard">Hat man aber Skalen, die nicht durch ihre inhaltliche Bedeutung klar vergleichbar sind (z.B. Körpergröße in m, Körpergewicht in kg), so bleibt einem wohl nichts anderes übrig, als z-Transformation bzw. Korrelationsmatrix zu benutzen, damit man in England nicht andere Ergebnisse bekommt, wenn man z.B. in Fuß und Unzen misst.</text:p>
      <text:p text:style-name="Standard"/>
      <text:p text:style-name="Standard">Weshalb du willst dass Fragen (zum Beispiel likert skaliert) mit größerer Streuung ein größeres Gewicht haben sollen?</text:p>
      <text:p text:style-name="Standard">Und in Bezug auf was bekommen sie ein größeres Gewicht durch diese Vorgehensweise?</text:p>
      <text:p text:style-name="Standard"/>
      <text:p text:style-name="Text_20_body">Frage 2: Sie tragen stärker zur Faktorbildung bei, dh. diese Variablen tendieren eher dazu sich auf wenige oder einen Faktor zu konzentrieren, während Variable mit vergleichsweise geringer Streuung in vielen Faktoren herumschlabbern können (es sei denn sie sind wiederum stark korreliert mit einer breit gestreuten Variablen).</text:p>
      <text:p text:style-name="Text_20_body">Frage 1: Wenn ich anhand von Faktoren meine Stichprobe beschreiben will, also etwa durch Clusteranalyse gruppieren, will ich doch eher Faktoren haben, die die Streuung in der Stichprobe wiedergeben. Wenn z.B. bei Wichtigkeit von Benzinverbrauch und Autofarbe ersteres stärker streut, möchte ich die Gruppentrennung eher durch Benzinverbrauch beeinflusst haben als von beidem in gleichem Maße. Bei z-Transformation würden Farbe hochgewichtet und Verbrauch runtergewichtet, so dass beide gleich starken Einfluss auf die Faktorbildung bekomm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06-11T18:46:54</meta:creation-date>
    <dc:date>2014-06-11T19:35:57</dc:date>
    <dc:creator>iryna </dc:creator>
    <meta:editing-duration>PT18M42S</meta:editing-duration>
    <meta:editing-cycles>1</meta:editing-cycles>
    <meta:document-statistic meta:table-count="0" meta:image-count="0" meta:object-count="0" meta:page-count="1" meta:paragraph-count="6" meta:word-count="279" meta:character-count="1952" meta:non-whitespace-character-count="1679"/>
    <meta:generator>LibreOffice/3.5$Linux_X86_64 LibreOffice_project/350m1$Build-2</meta:generator>
  </office:meta>
</office:document-meta>
</file>